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82f" officeooo:paragraph-rsid="0017c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dwajs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1:46:30.170360093</meta:creation-date>
    <dc:date>2022-08-22T11:46:41.454183551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5.2$Linux_X86_64 LibreOffice_project/30$Build-2</meta:generator>
  </office:meta>
</office:document-meta>
</file>